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05f01d" officeooo:paragraph-rsid="0005f0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192.168.5.131:3000/listDesignation" text:style-name="Internet_20_link" text:visited-style-name="Visited_20_Internet_20_Link">http://192.168.5.131:3000/listDesignation</text:a></text:p>
      <text:p text:style-name="P2">updating designation lets duplicate entries</text:p>
      <text:p text:style-name="P2"/>
      <text:p text:style-name="P2"><text:a xlink:type="simple" xlink:href="http://192.168.5.131:3000/listOnlinesalesinquiry" text:style-name="Internet_20_link" text:visited-style-name="Visited_20_Internet_20_Link">http://192.168.5.131:3000/listOnlinesalesinquiry</text:a></text:p>
      <text:p text:style-name="P2">accepts “-” in product inquiry</text:p>
      <text:p text:style-name="P2">Error messages won’t disappear upon filling the data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0:18:19.477241931</meta:creation-date>
    <meta:editing-duration>PT5H7M16S</meta:editing-duration>
    <meta:editing-cycles>2</meta:editing-cycles>
    <meta:generator>LibreOffice/6.0.7.3$Linux_X86_64 LibreOffice_project/00m0$Build-3</meta:generator>
    <dc:date>2023-08-28T15:35:46.288107292</dc:date>
    <meta:document-statistic meta:table-count="0" meta:image-count="0" meta:object-count="0" meta:page-count="1" meta:paragraph-count="5" meta:word-count="20" meta:character-count="214" meta:non-whitespace-character-count="199"/>
  </office:meta>
</office:document-meta>
</file>